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6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ell Width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Pressure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29838" calcext:value-type="float">
            <text:p>0.729838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0519242" calcext:value-type="float">
            <text:p>0.051924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29838" calcext:value-type="float">
            <text:p>0.729838</text:p>
          </table:table-cell>
          <table:table-cell office:value-type="float" office:value="0.196" calcext:value-type="float">
            <text:p>0.196</text:p>
          </table:table-cell>
          <table:table-cell office:value-type="float" office:value="0.0589466" calcext:value-type="float">
            <text:p>0.058946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29838" calcext:value-type="float">
            <text:p>0.729838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0588665" calcext:value-type="float">
            <text:p>0.058866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29838" calcext:value-type="float">
            <text:p>0.729838</text:p>
          </table:table-cell>
          <table:table-cell office:value-type="float" office:value="0.3528" calcext:value-type="float">
            <text:p>0.3528</text:p>
          </table:table-cell>
          <table:table-cell office:value-type="float" office:value="0.0562069" calcext:value-type="float">
            <text:p>0.056206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29838" calcext:value-type="float">
            <text:p>0.729838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0476668" calcext:value-type="float">
            <text:p>0.047666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29838" calcext:value-type="float">
            <text:p>0.729838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038143" calcext:value-type="float">
            <text:p>0.03814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29838" calcext:value-type="float">
            <text:p>0.729838</text:p>
          </table:table-cell>
          <table:table-cell office:value-type="float" office:value="0.588" calcext:value-type="float">
            <text:p>0.588</text:p>
          </table:table-cell>
          <table:table-cell office:value-type="float" office:value="0.0344999" calcext:value-type="float">
            <text:p>0.034499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65638" calcext:value-type="float">
            <text:p>0.76563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0582157" calcext:value-type="float">
            <text:p>0.058215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65638" calcext:value-type="float">
            <text:p>0.765638</text:p>
          </table:table-cell>
          <table:table-cell office:value-type="float" office:value="0.188" calcext:value-type="float">
            <text:p>0.188</text:p>
          </table:table-cell>
          <table:table-cell office:value-type="float" office:value="0.0739043" calcext:value-type="float">
            <text:p>0.073904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65638" calcext:value-type="float">
            <text:p>0.765638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0800629" calcext:value-type="float">
            <text:p>0.080062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65638" calcext:value-type="float">
            <text:p>0.765638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0813035" calcext:value-type="float">
            <text:p>0.081303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65638" calcext:value-type="float">
            <text:p>0.765638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0824034" calcext:value-type="float">
            <text:p>0.082403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65638" calcext:value-type="float">
            <text:p>0.765638</text:p>
          </table:table-cell>
          <table:table-cell office:value-type="float" office:value="0.376" calcext:value-type="float">
            <text:p>0.376</text:p>
          </table:table-cell>
          <table:table-cell office:value-type="float" office:value="0.0828122" calcext:value-type="float">
            <text:p>0.082812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65638" calcext:value-type="float">
            <text:p>0.765638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0829183" calcext:value-type="float">
            <text:p>0.082918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65638" calcext:value-type="float">
            <text:p>0.765638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0843589" calcext:value-type="float">
            <text:p>0.084358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65638" calcext:value-type="float">
            <text:p>0.765638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0840505" calcext:value-type="float">
            <text:p>0.084050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65638" calcext:value-type="float">
            <text:p>0.765638</text:p>
          </table:table-cell>
          <table:table-cell office:value-type="float" office:value="0.564" calcext:value-type="float">
            <text:p>0.564</text:p>
          </table:table-cell>
          <table:table-cell office:value-type="float" office:value="0.0907076" calcext:value-type="float">
            <text:p>0.090707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845075" calcext:value-type="float">
            <text:p>0.845075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0750925" calcext:value-type="float">
            <text:p>0.075092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845075" calcext:value-type="float">
            <text:p>0.84507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05113" calcext:value-type="float">
            <text:p>0.10511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845075" calcext:value-type="float">
            <text:p>0.845075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129024" calcext:value-type="float">
            <text:p>0.12902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845075" calcext:value-type="float">
            <text:p>0.845075</text:p>
          </table:table-cell>
          <table:table-cell office:value-type="float" office:value="0.3528" calcext:value-type="float">
            <text:p>0.3528</text:p>
          </table:table-cell>
          <table:table-cell office:value-type="float" office:value="0.146791" calcext:value-type="float">
            <text:p>0.14679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845075" calcext:value-type="float">
            <text:p>0.845075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174521" calcext:value-type="float">
            <text:p>0.17452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845075" calcext:value-type="float">
            <text:p>0.845075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197297" calcext:value-type="float">
            <text:p>0.19729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845075" calcext:value-type="float">
            <text:p>0.845075</text:p>
          </table:table-cell>
          <table:table-cell office:value-type="float" office:value="0.588" calcext:value-type="float">
            <text:p>0.588</text:p>
          </table:table-cell>
          <table:table-cell office:value-type="float" office:value="0.253601" calcext:value-type="float">
            <text:p>0.25360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0892586" calcext:value-type="float">
            <text:p>0.089258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33172" calcext:value-type="float">
            <text:p>0.13317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169774" calcext:value-type="float">
            <text:p>0.16977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3528" calcext:value-type="float">
            <text:p>0.3528</text:p>
          </table:table-cell>
          <table:table-cell office:value-type="float" office:value="0.209976" calcext:value-type="float">
            <text:p>0.20997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250838" calcext:value-type="float">
            <text:p>0.25083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315566" calcext:value-type="float">
            <text:p>0.31556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588" calcext:value-type="float">
            <text:p>0.588</text:p>
          </table:table-cell>
          <table:table-cell office:value-type="float" office:value="0.42528" calcext:value-type="float">
            <text:p>0.4252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98725" calcext:value-type="float">
            <text:p>0.998725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101771" calcext:value-type="float">
            <text:p>0.10177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98725" calcext:value-type="float">
            <text:p>0.99872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58821" calcext:value-type="float">
            <text:p>0.15882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98725" calcext:value-type="float">
            <text:p>0.998725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212979" calcext:value-type="float">
            <text:p>0.21297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98725" calcext:value-type="float">
            <text:p>0.998725</text:p>
          </table:table-cell>
          <table:table-cell office:value-type="float" office:value="0.3528" calcext:value-type="float">
            <text:p>0.3528</text:p>
          </table:table-cell>
          <table:table-cell office:value-type="float" office:value="0.27443" calcext:value-type="float">
            <text:p>0.2744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98725" calcext:value-type="float">
            <text:p>0.998725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339452" calcext:value-type="float">
            <text:p>0.33945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98725" calcext:value-type="float">
            <text:p>0.998725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44243" calcext:value-type="float">
            <text:p>0.4424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98725" calcext:value-type="float">
            <text:p>0.998725</text:p>
          </table:table-cell>
          <table:table-cell office:value-type="float" office:value="0.588" calcext:value-type="float">
            <text:p>0.588</text:p>
          </table:table-cell>
          <table:table-cell office:value-type="float" office:value="0.589784" calcext:value-type="float">
            <text:p>0.58978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07555" calcext:value-type="float">
            <text:p>1.07555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114688" calcext:value-type="float">
            <text:p>0.11468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07555" calcext:value-type="float">
            <text:p>1.0755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4123" calcext:value-type="float">
            <text:p>0.18412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07555" calcext:value-type="float">
            <text:p>1.07555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252979" calcext:value-type="float">
            <text:p>0.25297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07555" calcext:value-type="float">
            <text:p>1.07555</text:p>
          </table:table-cell>
          <table:table-cell office:value-type="float" office:value="0.3528" calcext:value-type="float">
            <text:p>0.3528</text:p>
          </table:table-cell>
          <table:table-cell office:value-type="float" office:value="0.338796" calcext:value-type="float">
            <text:p>0.33879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07555" calcext:value-type="float">
            <text:p>1.07555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434348" calcext:value-type="float">
            <text:p>0.43434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07555" calcext:value-type="float">
            <text:p>1.07555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73494" calcext:value-type="float">
            <text:p>0.57349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07555" calcext:value-type="float">
            <text:p>1.07555</text:p>
          </table:table-cell>
          <table:table-cell office:value-type="float" office:value="0.588" calcext:value-type="float">
            <text:p>0.588</text:p>
          </table:table-cell>
          <table:table-cell office:value-type="float" office:value="0.773211" calcext:value-type="float">
            <text:p>0.773211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593614" calcext:value-type="float">
            <text:p>0.0593614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174" calcext:value-type="float">
            <text:p>0.174</text:p>
          </table:table-cell>
          <table:table-cell office:value-type="float" office:value="0.0678767" calcext:value-type="float">
            <text:p>0.0678767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0658471" calcext:value-type="float">
            <text:p>0.0658471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0647975" calcext:value-type="float">
            <text:p>0.064797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0531825" calcext:value-type="float">
            <text:p>0.053182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046849" calcext:value-type="float">
            <text:p>0.046849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522" calcext:value-type="float">
            <text:p>0.522</text:p>
          </table:table-cell>
          <table:table-cell office:value-type="float" office:value="0.0455745" calcext:value-type="float">
            <text:p>0.045574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844736" calcext:value-type="float">
            <text:p>0.0844736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15196" calcext:value-type="float">
            <text:p>0.115196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138387" calcext:value-type="float">
            <text:p>0.138387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153741" calcext:value-type="float">
            <text:p>0.153741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172393" calcext:value-type="float">
            <text:p>0.172393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206418" calcext:value-type="float">
            <text:p>0.206418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1904" calcext:value-type="float">
            <text:p>1.1904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981044" calcext:value-type="float">
            <text:p>0.0981044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1904" calcext:value-type="float">
            <text:p>1.1904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4578" calcext:value-type="float">
            <text:p>0.144578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1904" calcext:value-type="float">
            <text:p>1.1904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182292" calcext:value-type="float">
            <text:p>0.182292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1904" calcext:value-type="float">
            <text:p>1.1904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217169" calcext:value-type="float">
            <text:p>0.217169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1904" calcext:value-type="float">
            <text:p>1.1904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256314" calcext:value-type="float">
            <text:p>0.256314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1904" calcext:value-type="float">
            <text:p>1.1904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21349" calcext:value-type="float">
            <text:p>0.321349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1904" calcext:value-type="float">
            <text:p>1.1904</text:p>
          </table:table-cell>
          <table:table-cell office:value-type="float" office:value="0.522" calcext:value-type="float">
            <text:p>0.522</text:p>
          </table:table-cell>
          <table:table-cell office:value-type="float" office:value="0.423778" calcext:value-type="float">
            <text:p>0.423778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2896" calcext:value-type="float">
            <text:p>1.2896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113147" calcext:value-type="float">
            <text:p>0.113147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2896" calcext:value-type="float">
            <text:p>1.289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1686" calcext:value-type="float">
            <text:p>0.171686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2896" calcext:value-type="float">
            <text:p>1.2896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223764" calcext:value-type="float">
            <text:p>0.223764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2896" calcext:value-type="float">
            <text:p>1.2896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27723" calcext:value-type="float">
            <text:p>0.27723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2896" calcext:value-type="float">
            <text:p>1.2896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349914" calcext:value-type="float">
            <text:p>0.349914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2896" calcext:value-type="float">
            <text:p>1.2896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436748" calcext:value-type="float">
            <text:p>0.436748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2896" calcext:value-type="float">
            <text:p>1.2896</text:p>
          </table:table-cell>
          <table:table-cell office:value-type="float" office:value="0.522" calcext:value-type="float">
            <text:p>0.522</text:p>
          </table:table-cell>
          <table:table-cell office:value-type="float" office:value="0.59586" calcext:value-type="float">
            <text:p>0.59586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3888" calcext:value-type="float">
            <text:p>1.3888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127136" calcext:value-type="float">
            <text:p>0.127136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3888" calcext:value-type="float">
            <text:p>1.388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8239" calcext:value-type="float">
            <text:p>0.198239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3888" calcext:value-type="float">
            <text:p>1.3888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268599" calcext:value-type="float">
            <text:p>0.268599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3888" calcext:value-type="float">
            <text:p>1.3888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339359" calcext:value-type="float">
            <text:p>0.339359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3888" calcext:value-type="float">
            <text:p>1.3888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4391" calcext:value-type="float">
            <text:p>0.4391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3888" calcext:value-type="float">
            <text:p>1.3888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561703" calcext:value-type="float">
            <text:p>0.561703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3888" calcext:value-type="float">
            <text:p>1.3888</text:p>
          </table:table-cell>
          <table:table-cell office:value-type="float" office:value="0.522" calcext:value-type="float">
            <text:p>0.522</text:p>
          </table:table-cell>
          <table:table-cell office:value-type="float" office:value="0.771136" calcext:value-type="float">
            <text:p>0.77113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287" calcext:value-type="float">
            <text:p>1.2287</text:p>
          </table:table-cell>
          <table:table-cell office:value-type="float" office:value="0.151375" calcext:value-type="float">
            <text:p>0.151375</text:p>
          </table:table-cell>
          <table:table-cell office:value-type="float" office:value="0.0931405" calcext:value-type="float">
            <text:p>0.093140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287" calcext:value-type="float">
            <text:p>1.2287</text:p>
          </table:table-cell>
          <table:table-cell office:value-type="float" office:value="0.211925" calcext:value-type="float">
            <text:p>0.211925</text:p>
          </table:table-cell>
          <table:table-cell office:value-type="float" office:value="0.100151" calcext:value-type="float">
            <text:p>0.10015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287" calcext:value-type="float">
            <text:p>1.2287</text:p>
          </table:table-cell>
          <table:table-cell office:value-type="float" office:value="0.272475" calcext:value-type="float">
            <text:p>0.272475</text:p>
          </table:table-cell>
          <table:table-cell office:value-type="float" office:value="0.10067" calcext:value-type="float">
            <text:p>0.100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287" calcext:value-type="float">
            <text:p>1.2287</text:p>
          </table:table-cell>
          <table:table-cell office:value-type="float" office:value="0.333025" calcext:value-type="float">
            <text:p>0.333025</text:p>
          </table:table-cell>
          <table:table-cell office:value-type="float" office:value="0.101869" calcext:value-type="float">
            <text:p>0.10186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287" calcext:value-type="float">
            <text:p>1.2287</text:p>
          </table:table-cell>
          <table:table-cell office:value-type="float" office:value="0.393575" calcext:value-type="float">
            <text:p>0.393575</text:p>
          </table:table-cell>
          <table:table-cell office:value-type="float" office:value="0.103971" calcext:value-type="float">
            <text:p>0.10397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287" calcext:value-type="float">
            <text:p>1.2287</text:p>
          </table:table-cell>
          <table:table-cell office:value-type="float" office:value="0.454125" calcext:value-type="float">
            <text:p>0.454125</text:p>
          </table:table-cell>
          <table:table-cell office:value-type="float" office:value="0.111165" calcext:value-type="float">
            <text:p>0.11116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5157" calcext:value-type="float">
            <text:p>1.35157</text:p>
          </table:table-cell>
          <table:table-cell office:value-type="float" office:value="0.151375" calcext:value-type="float">
            <text:p>0.151375</text:p>
          </table:table-cell>
          <table:table-cell office:value-type="float" office:value="0.123369" calcext:value-type="float">
            <text:p>0.12336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5157" calcext:value-type="float">
            <text:p>1.35157</text:p>
          </table:table-cell>
          <table:table-cell office:value-type="float" office:value="0.211925" calcext:value-type="float">
            <text:p>0.211925</text:p>
          </table:table-cell>
          <table:table-cell office:value-type="float" office:value="0.143868" calcext:value-type="float">
            <text:p>0.14386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5157" calcext:value-type="float">
            <text:p>1.35157</text:p>
          </table:table-cell>
          <table:table-cell office:value-type="float" office:value="0.272475" calcext:value-type="float">
            <text:p>0.272475</text:p>
          </table:table-cell>
          <table:table-cell office:value-type="float" office:value="0.162265" calcext:value-type="float">
            <text:p>0.16226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5157" calcext:value-type="float">
            <text:p>1.35157</text:p>
          </table:table-cell>
          <table:table-cell office:value-type="float" office:value="0.333025" calcext:value-type="float">
            <text:p>0.333025</text:p>
          </table:table-cell>
          <table:table-cell office:value-type="float" office:value="0.182428" calcext:value-type="float">
            <text:p>0.18242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5157" calcext:value-type="float">
            <text:p>1.35157</text:p>
          </table:table-cell>
          <table:table-cell office:value-type="float" office:value="0.393575" calcext:value-type="float">
            <text:p>0.393575</text:p>
          </table:table-cell>
          <table:table-cell office:value-type="float" office:value="0.204329" calcext:value-type="float">
            <text:p>0.20432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5157" calcext:value-type="float">
            <text:p>1.35157</text:p>
          </table:table-cell>
          <table:table-cell office:value-type="float" office:value="0.454125" calcext:value-type="float">
            <text:p>0.454125</text:p>
          </table:table-cell>
          <table:table-cell office:value-type="float" office:value="0.248832" calcext:value-type="float">
            <text:p>0.24883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47444" calcext:value-type="float">
            <text:p>1.47444</text:p>
          </table:table-cell>
          <table:table-cell office:value-type="float" office:value="0.211925" calcext:value-type="float">
            <text:p>0.211925</text:p>
          </table:table-cell>
          <table:table-cell office:value-type="float" office:value="0.187674" calcext:value-type="float">
            <text:p>0.1876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47444" calcext:value-type="float">
            <text:p>1.47444</text:p>
          </table:table-cell>
          <table:table-cell office:value-type="float" office:value="0.272475" calcext:value-type="float">
            <text:p>0.272475</text:p>
          </table:table-cell>
          <table:table-cell office:value-type="float" office:value="0.22231" calcext:value-type="float">
            <text:p>0.2223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47444" calcext:value-type="float">
            <text:p>1.47444</text:p>
          </table:table-cell>
          <table:table-cell office:value-type="float" office:value="0.333025" calcext:value-type="float">
            <text:p>0.333025</text:p>
          </table:table-cell>
          <table:table-cell office:value-type="float" office:value="0.261415" calcext:value-type="float">
            <text:p>0.26141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47444" calcext:value-type="float">
            <text:p>1.47444</text:p>
          </table:table-cell>
          <table:table-cell office:value-type="float" office:value="0.393575" calcext:value-type="float">
            <text:p>0.393575</text:p>
          </table:table-cell>
          <table:table-cell office:value-type="float" office:value="0.316179" calcext:value-type="float">
            <text:p>0.31617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47444" calcext:value-type="float">
            <text:p>1.47444</text:p>
          </table:table-cell>
          <table:table-cell office:value-type="float" office:value="0.454125" calcext:value-type="float">
            <text:p>0.454125</text:p>
          </table:table-cell>
          <table:table-cell office:value-type="float" office:value="0.386466" calcext:value-type="float">
            <text:p>0.38646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9731" calcext:value-type="float">
            <text:p>1.59731</text:p>
          </table:table-cell>
          <table:table-cell office:value-type="float" office:value="0.151375" calcext:value-type="float">
            <text:p>0.151375</text:p>
          </table:table-cell>
          <table:table-cell office:value-type="float" office:value="0.179212" calcext:value-type="float">
            <text:p>0.17921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9731" calcext:value-type="float">
            <text:p>1.59731</text:p>
          </table:table-cell>
          <table:table-cell office:value-type="float" office:value="0.211925" calcext:value-type="float">
            <text:p>0.211925</text:p>
          </table:table-cell>
          <table:table-cell office:value-type="float" office:value="0.234947" calcext:value-type="float">
            <text:p>0.23494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9731" calcext:value-type="float">
            <text:p>1.59731</text:p>
          </table:table-cell>
          <table:table-cell office:value-type="float" office:value="0.272475" calcext:value-type="float">
            <text:p>0.272475</text:p>
          </table:table-cell>
          <table:table-cell office:value-type="float" office:value="0.283908" calcext:value-type="float">
            <text:p>0.28390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9731" calcext:value-type="float">
            <text:p>1.59731</text:p>
          </table:table-cell>
          <table:table-cell office:value-type="float" office:value="0.333025" calcext:value-type="float">
            <text:p>0.333025</text:p>
          </table:table-cell>
          <table:table-cell office:value-type="float" office:value="0.34102" calcext:value-type="float">
            <text:p>0.341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9731" calcext:value-type="float">
            <text:p>1.59731</text:p>
          </table:table-cell>
          <table:table-cell office:value-type="float" office:value="0.393575" calcext:value-type="float">
            <text:p>0.393575</text:p>
          </table:table-cell>
          <table:table-cell office:value-type="float" office:value="0.425886" calcext:value-type="float">
            <text:p>0.42588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9731" calcext:value-type="float">
            <text:p>1.59731</text:p>
          </table:table-cell>
          <table:table-cell office:value-type="float" office:value="0.454125" calcext:value-type="float">
            <text:p>0.454125</text:p>
          </table:table-cell>
          <table:table-cell office:value-type="float" office:value="0.551858" calcext:value-type="float">
            <text:p>0.55185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72018" calcext:value-type="float">
            <text:p>1.72018</text:p>
          </table:table-cell>
          <table:table-cell office:value-type="float" office:value="0.151375" calcext:value-type="float">
            <text:p>0.151375</text:p>
          </table:table-cell>
          <table:table-cell office:value-type="float" office:value="0.205764" calcext:value-type="float">
            <text:p>0.20576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72018" calcext:value-type="float">
            <text:p>1.72018</text:p>
          </table:table-cell>
          <table:table-cell office:value-type="float" office:value="0.211925" calcext:value-type="float">
            <text:p>0.211925</text:p>
          </table:table-cell>
          <table:table-cell office:value-type="float" office:value="0.275301" calcext:value-type="float">
            <text:p>0.27530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72018" calcext:value-type="float">
            <text:p>1.72018</text:p>
          </table:table-cell>
          <table:table-cell office:value-type="float" office:value="0.272475" calcext:value-type="float">
            <text:p>0.272475</text:p>
          </table:table-cell>
          <table:table-cell office:value-type="float" office:value="0.346295" calcext:value-type="float">
            <text:p>0.34629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72018" calcext:value-type="float">
            <text:p>1.72018</text:p>
          </table:table-cell>
          <table:table-cell office:value-type="float" office:value="0.393575" calcext:value-type="float">
            <text:p>0.393575</text:p>
          </table:table-cell>
          <table:table-cell office:value-type="float" office:value="0.534984" calcext:value-type="float">
            <text:p>0.53498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72018" calcext:value-type="float">
            <text:p>1.72018</text:p>
          </table:table-cell>
          <table:table-cell office:value-type="float" office:value="0.454125" calcext:value-type="float">
            <text:p>0.454125</text:p>
          </table:table-cell>
          <table:table-cell office:value-type="float" office:value="0.699171" calcext:value-type="float">
            <text:p>0.69917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78427" calcext:value-type="float">
            <text:p>1.7842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6464" calcext:value-type="float">
            <text:p>0.11646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78427" calcext:value-type="float">
            <text:p>1.78427</text:p>
          </table:table-cell>
          <table:table-cell office:value-type="float" office:value="0.1904" calcext:value-type="float">
            <text:p>0.1904</text:p>
          </table:table-cell>
          <table:table-cell office:value-type="float" office:value="0.121303" calcext:value-type="float">
            <text:p>0.12130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78427" calcext:value-type="float">
            <text:p>1.78427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121095" calcext:value-type="float">
            <text:p>0.12109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78427" calcext:value-type="float">
            <text:p>1.78427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119899" calcext:value-type="float">
            <text:p>0.11989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78427" calcext:value-type="float">
            <text:p>1.784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118174" calcext:value-type="float">
            <text:p>0.11817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78427" calcext:value-type="float">
            <text:p>1.78427</text:p>
          </table:table-cell>
          <table:table-cell office:value-type="float" office:value="0.2992" calcext:value-type="float">
            <text:p>0.2992</text:p>
          </table:table-cell>
          <table:table-cell office:value-type="float" office:value="0.117145" calcext:value-type="float">
            <text:p>0.11714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78427" calcext:value-type="float">
            <text:p>1.78427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116259" calcext:value-type="float">
            <text:p>0.11625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78427" calcext:value-type="float">
            <text:p>1.78427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115807" calcext:value-type="float">
            <text:p>0.11580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97395" calcext:value-type="float">
            <text:p>1.97395</text:p>
          </table:table-cell>
          <table:table-cell office:value-type="float" office:value="0.136013" calcext:value-type="float">
            <text:p>0.136013</text:p>
          </table:table-cell>
          <table:table-cell office:value-type="float" office:value="0.154576" calcext:value-type="float">
            <text:p>0.15457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97395" calcext:value-type="float">
            <text:p>1.97395</text:p>
          </table:table-cell>
          <table:table-cell office:value-type="float" office:value="0.190417" calcext:value-type="float">
            <text:p>0.190417</text:p>
          </table:table-cell>
          <table:table-cell office:value-type="float" office:value="0.179004" calcext:value-type="float">
            <text:p>0.17900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97395" calcext:value-type="float">
            <text:p>1.97395</text:p>
          </table:table-cell>
          <table:table-cell office:value-type="float" office:value="0.244822" calcext:value-type="float">
            <text:p>0.244822</text:p>
          </table:table-cell>
          <table:table-cell office:value-type="float" office:value="0.196639" calcext:value-type="float">
            <text:p>0.19663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97395" calcext:value-type="float">
            <text:p>1.97395</text:p>
          </table:table-cell>
          <table:table-cell office:value-type="float" office:value="0.299227" calcext:value-type="float">
            <text:p>0.299227</text:p>
          </table:table-cell>
          <table:table-cell office:value-type="float" office:value="0.217257" calcext:value-type="float">
            <text:p>0.21725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97395" calcext:value-type="float">
            <text:p>1.97395</text:p>
          </table:table-cell>
          <table:table-cell office:value-type="float" office:value="0.353633" calcext:value-type="float">
            <text:p>0.353633</text:p>
          </table:table-cell>
          <table:table-cell office:value-type="float" office:value="0.243372" calcext:value-type="float">
            <text:p>0.24337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1534" calcext:value-type="float">
            <text:p>2.1534</text:p>
          </table:table-cell>
          <table:table-cell office:value-type="float" office:value="0.136013" calcext:value-type="float">
            <text:p>0.136013</text:p>
          </table:table-cell>
          <table:table-cell office:value-type="float" office:value="0.189481" calcext:value-type="float">
            <text:p>0.18948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1534" calcext:value-type="float">
            <text:p>2.1534</text:p>
          </table:table-cell>
          <table:table-cell office:value-type="float" office:value="0.190417" calcext:value-type="float">
            <text:p>0.190417</text:p>
          </table:table-cell>
          <table:table-cell office:value-type="float" office:value="0.231807" calcext:value-type="float">
            <text:p>0.23180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1534" calcext:value-type="float">
            <text:p>2.1534</text:p>
          </table:table-cell>
          <table:table-cell office:value-type="float" office:value="0.244822" calcext:value-type="float">
            <text:p>0.244822</text:p>
          </table:table-cell>
          <table:table-cell office:value-type="float" office:value="0.269709" calcext:value-type="float">
            <text:p>0.26970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1534" calcext:value-type="float">
            <text:p>2.1534</text:p>
          </table:table-cell>
          <table:table-cell office:value-type="float" office:value="0.299227" calcext:value-type="float">
            <text:p>0.299227</text:p>
          </table:table-cell>
          <table:table-cell office:value-type="float" office:value="0.315347" calcext:value-type="float">
            <text:p>0.31534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1534" calcext:value-type="float">
            <text:p>2.1534</text:p>
          </table:table-cell>
          <table:table-cell office:value-type="float" office:value="0.353633" calcext:value-type="float">
            <text:p>0.353633</text:p>
          </table:table-cell>
          <table:table-cell office:value-type="float" office:value="0.374152" calcext:value-type="float">
            <text:p>0.37415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33285" calcext:value-type="float">
            <text:p>2.33285</text:p>
          </table:table-cell>
          <table:table-cell office:value-type="float" office:value="0.136013" calcext:value-type="float">
            <text:p>0.136013</text:p>
          </table:table-cell>
          <table:table-cell office:value-type="float" office:value="0.224608" calcext:value-type="float">
            <text:p>0.22460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33285" calcext:value-type="float">
            <text:p>2.33285</text:p>
          </table:table-cell>
          <table:table-cell office:value-type="float" office:value="0.190417" calcext:value-type="float">
            <text:p>0.190417</text:p>
          </table:table-cell>
          <table:table-cell office:value-type="float" office:value="0.287914" calcext:value-type="float">
            <text:p>0.28791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33285" calcext:value-type="float">
            <text:p>2.33285</text:p>
          </table:table-cell>
          <table:table-cell office:value-type="float" office:value="0.244822" calcext:value-type="float">
            <text:p>0.244822</text:p>
          </table:table-cell>
          <table:table-cell office:value-type="float" office:value="0.346948" calcext:value-type="float">
            <text:p>0.34694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33285" calcext:value-type="float">
            <text:p>2.33285</text:p>
          </table:table-cell>
          <table:table-cell office:value-type="float" office:value="0.299227" calcext:value-type="float">
            <text:p>0.299227</text:p>
          </table:table-cell>
          <table:table-cell office:value-type="float" office:value="0.417304" calcext:value-type="float">
            <text:p>0.41730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33285" calcext:value-type="float">
            <text:p>2.33285</text:p>
          </table:table-cell>
          <table:table-cell office:value-type="float" office:value="0.353633" calcext:value-type="float">
            <text:p>0.353633</text:p>
          </table:table-cell>
          <table:table-cell office:value-type="float" office:value="0.513371" calcext:value-type="float">
            <text:p>0.51337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5123" calcext:value-type="float">
            <text:p>2.5123</text:p>
          </table:table-cell>
          <table:table-cell office:value-type="float" office:value="0.136013" calcext:value-type="float">
            <text:p>0.136013</text:p>
          </table:table-cell>
          <table:table-cell office:value-type="float" office:value="0.257745" calcext:value-type="float">
            <text:p>0.25774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5123" calcext:value-type="float">
            <text:p>2.5123</text:p>
          </table:table-cell>
          <table:table-cell office:value-type="float" office:value="0.190417" calcext:value-type="float">
            <text:p>0.190417</text:p>
          </table:table-cell>
          <table:table-cell office:value-type="float" office:value="0.33747" calcext:value-type="float">
            <text:p>0.3374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5123" calcext:value-type="float">
            <text:p>2.5123</text:p>
          </table:table-cell>
          <table:table-cell office:value-type="float" office:value="0.244822" calcext:value-type="float">
            <text:p>0.244822</text:p>
          </table:table-cell>
          <table:table-cell office:value-type="float" office:value="0.418193" calcext:value-type="float">
            <text:p>0.41819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5123" calcext:value-type="float">
            <text:p>2.5123</text:p>
          </table:table-cell>
          <table:table-cell office:value-type="float" office:value="0.299227" calcext:value-type="float">
            <text:p>0.299227</text:p>
          </table:table-cell>
          <table:table-cell office:value-type="float" office:value="0.515619" calcext:value-type="float">
            <text:p>0.51561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5123" calcext:value-type="float">
            <text:p>2.5123</text:p>
          </table:table-cell>
          <table:table-cell office:value-type="float" office:value="0.353633" calcext:value-type="float">
            <text:p>0.353633</text:p>
          </table:table-cell>
          <table:table-cell office:value-type="float" office:value="0.651468" calcext:value-type="float">
            <text:p>0.6514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4467" calcext:value-type="float">
            <text:p>2.54467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0.153991" calcext:value-type="float">
            <text:p>0.153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4467" calcext:value-type="float">
            <text:p>2.54467</text:p>
          </table:table-cell>
          <table:table-cell office:value-type="float" office:value="0.173166" calcext:value-type="float">
            <text:p>0.173166</text:p>
          </table:table-cell>
          <table:table-cell office:value-type="float" office:value="0.1555" calcext:value-type="float">
            <text:p>0.1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4467" calcext:value-type="float">
            <text:p>2.54467</text:p>
          </table:table-cell>
          <table:table-cell office:value-type="float" office:value="0.222642" calcext:value-type="float">
            <text:p>0.222642</text:p>
          </table:table-cell>
          <table:table-cell office:value-type="float" office:value="0.149299" calcext:value-type="float">
            <text:p>0.149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4467" calcext:value-type="float">
            <text:p>2.54467</text:p>
          </table:table-cell>
          <table:table-cell office:value-type="float" office:value="0.272118" calcext:value-type="float">
            <text:p>0.272118</text:p>
          </table:table-cell>
          <table:table-cell office:value-type="float" office:value="0.132471" calcext:value-type="float">
            <text:p>0.132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4467" calcext:value-type="float">
            <text:p>2.54467</text:p>
          </table:table-cell>
          <table:table-cell office:value-type="float" office:value="0.321594" calcext:value-type="float">
            <text:p>0.321594</text:p>
          </table:table-cell>
          <table:table-cell office:value-type="float" office:value="0.118385" calcext:value-type="float">
            <text:p>0.118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4467" calcext:value-type="float">
            <text:p>2.54467</text:p>
          </table:table-cell>
          <table:table-cell office:value-type="float" office:value="0.37107" calcext:value-type="float">
            <text:p>0.37107</text:p>
          </table:table-cell>
          <table:table-cell office:value-type="float" office:value="0.111455" calcext:value-type="float">
            <text:p>0.111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4467" calcext:value-type="float">
            <text:p>2.54467</text:p>
          </table:table-cell>
          <table:table-cell office:value-type="float" office:value="0.420546" calcext:value-type="float">
            <text:p>0.420546</text:p>
          </table:table-cell>
          <table:table-cell office:value-type="float" office:value="0.122365" calcext:value-type="float">
            <text:p>0.122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786" calcext:value-type="float">
            <text:p>2.6786</text:p>
          </table:table-cell>
          <table:table-cell office:value-type="float" office:value="0.074214" calcext:value-type="float">
            <text:p>0.074214</text:p>
          </table:table-cell>
          <table:table-cell office:value-type="float" office:value="0.138442" calcext:value-type="float">
            <text:p>0.138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786" calcext:value-type="float">
            <text:p>2.6786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0.1786" calcext:value-type="float">
            <text:p>0.17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786" calcext:value-type="float">
            <text:p>2.6786</text:p>
          </table:table-cell>
          <table:table-cell office:value-type="float" office:value="0.173166" calcext:value-type="float">
            <text:p>0.173166</text:p>
          </table:table-cell>
          <table:table-cell office:value-type="float" office:value="0.192317" calcext:value-type="float">
            <text:p>0.192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786" calcext:value-type="float">
            <text:p>2.6786</text:p>
          </table:table-cell>
          <table:table-cell office:value-type="float" office:value="0.222642" calcext:value-type="float">
            <text:p>0.222642</text:p>
          </table:table-cell>
          <table:table-cell office:value-type="float" office:value="0.194232" calcext:value-type="float">
            <text:p>0.194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786" calcext:value-type="float">
            <text:p>2.6786</text:p>
          </table:table-cell>
          <table:table-cell office:value-type="float" office:value="0.272118" calcext:value-type="float">
            <text:p>0.272118</text:p>
          </table:table-cell>
          <table:table-cell office:value-type="float" office:value="0.18935" calcext:value-type="float">
            <text:p>0.18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786" calcext:value-type="float">
            <text:p>2.6786</text:p>
          </table:table-cell>
          <table:table-cell office:value-type="float" office:value="0.321594" calcext:value-type="float">
            <text:p>0.321594</text:p>
          </table:table-cell>
          <table:table-cell office:value-type="float" office:value="0.196669" calcext:value-type="float">
            <text:p>0.196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786" calcext:value-type="float">
            <text:p>2.6786</text:p>
          </table:table-cell>
          <table:table-cell office:value-type="float" office:value="0.37107" calcext:value-type="float">
            <text:p>0.37107</text:p>
          </table:table-cell>
          <table:table-cell office:value-type="float" office:value="0.206127" calcext:value-type="float">
            <text:p>0.206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786" calcext:value-type="float">
            <text:p>2.6786</text:p>
          </table:table-cell>
          <table:table-cell office:value-type="float" office:value="0.420546" calcext:value-type="float">
            <text:p>0.420546</text:p>
          </table:table-cell>
          <table:table-cell office:value-type="float" office:value="0.259895" calcext:value-type="float">
            <text:p>0.259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4646" calcext:value-type="float">
            <text:p>2.94646</text:p>
          </table:table-cell>
          <table:table-cell office:value-type="float" office:value="0.074214" calcext:value-type="float">
            <text:p>0.074214</text:p>
          </table:table-cell>
          <table:table-cell office:value-type="float" office:value="0.164189" calcext:value-type="float">
            <text:p>0.164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4646" calcext:value-type="float">
            <text:p>2.94646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0.222668" calcext:value-type="float">
            <text:p>0.222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4646" calcext:value-type="float">
            <text:p>2.94646</text:p>
          </table:table-cell>
          <table:table-cell office:value-type="float" office:value="0.173166" calcext:value-type="float">
            <text:p>0.173166</text:p>
          </table:table-cell>
          <table:table-cell office:value-type="float" office:value="0.263665" calcext:value-type="float">
            <text:p>0.263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4646" calcext:value-type="float">
            <text:p>2.94646</text:p>
          </table:table-cell>
          <table:table-cell office:value-type="float" office:value="0.222642" calcext:value-type="float">
            <text:p>0.222642</text:p>
          </table:table-cell>
          <table:table-cell office:value-type="float" office:value="0.290975" calcext:value-type="float">
            <text:p>0.2909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4646" calcext:value-type="float">
            <text:p>2.94646</text:p>
          </table:table-cell>
          <table:table-cell office:value-type="float" office:value="0.272118" calcext:value-type="float">
            <text:p>0.272118</text:p>
          </table:table-cell>
          <table:table-cell office:value-type="float" office:value="0.32309" calcext:value-type="float">
            <text:p>0.32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4646" calcext:value-type="float">
            <text:p>2.94646</text:p>
          </table:table-cell>
          <table:table-cell office:value-type="float" office:value="0.321594" calcext:value-type="float">
            <text:p>0.321594</text:p>
          </table:table-cell>
          <table:table-cell office:value-type="float" office:value="0.353709" calcext:value-type="float">
            <text:p>0.353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4646" calcext:value-type="float">
            <text:p>2.94646</text:p>
          </table:table-cell>
          <table:table-cell office:value-type="float" office:value="0.37107" calcext:value-type="float">
            <text:p>0.37107</text:p>
          </table:table-cell>
          <table:table-cell office:value-type="float" office:value="0.429844" calcext:value-type="float">
            <text:p>0.4298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4646" calcext:value-type="float">
            <text:p>2.94646</text:p>
          </table:table-cell>
          <table:table-cell office:value-type="float" office:value="0.420546" calcext:value-type="float">
            <text:p>0.420546</text:p>
          </table:table-cell>
          <table:table-cell office:value-type="float" office:value="0.557609" calcext:value-type="float">
            <text:p>0.557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1432" calcext:value-type="float">
            <text:p>3.21432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0.269709" calcext:value-type="float">
            <text:p>0.269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1432" calcext:value-type="float">
            <text:p>3.21432</text:p>
          </table:table-cell>
          <table:table-cell office:value-type="float" office:value="0.173166" calcext:value-type="float">
            <text:p>0.173166</text:p>
          </table:table-cell>
          <table:table-cell office:value-type="float" office:value="0.333992" calcext:value-type="float">
            <text:p>0.333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1432" calcext:value-type="float">
            <text:p>3.21432</text:p>
          </table:table-cell>
          <table:table-cell office:value-type="float" office:value="0.222642" calcext:value-type="float">
            <text:p>0.222642</text:p>
          </table:table-cell>
          <table:table-cell office:value-type="float" office:value="0.386301" calcext:value-type="float">
            <text:p>0.3863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1432" calcext:value-type="float">
            <text:p>3.21432</text:p>
          </table:table-cell>
          <table:table-cell office:value-type="float" office:value="0.272118" calcext:value-type="float">
            <text:p>0.272118</text:p>
          </table:table-cell>
          <table:table-cell office:value-type="float" office:value="0.455548" calcext:value-type="float">
            <text:p>0.455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1432" calcext:value-type="float">
            <text:p>3.21432</text:p>
          </table:table-cell>
          <table:table-cell office:value-type="float" office:value="0.321594" calcext:value-type="float">
            <text:p>0.321594</text:p>
          </table:table-cell>
          <table:table-cell office:value-type="float" office:value="0.520897" calcext:value-type="float">
            <text:p>0.520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1432" calcext:value-type="float">
            <text:p>3.21432</text:p>
          </table:table-cell>
          <table:table-cell office:value-type="float" office:value="0.37107" calcext:value-type="float">
            <text:p>0.37107</text:p>
          </table:table-cell>
          <table:table-cell office:value-type="float" office:value="0.63762" calcext:value-type="float">
            <text:p>0.63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1432" calcext:value-type="float">
            <text:p>3.21432</text:p>
          </table:table-cell>
          <table:table-cell office:value-type="float" office:value="0.420546" calcext:value-type="float">
            <text:p>0.420546</text:p>
          </table:table-cell>
          <table:table-cell office:value-type="float" office:value="0.847429" calcext:value-type="float">
            <text:p>0.847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8218" calcext:value-type="float">
            <text:p>3.48218</text:p>
          </table:table-cell>
          <table:table-cell office:value-type="float" office:value="0.074214" calcext:value-type="float">
            <text:p>0.074214</text:p>
          </table:table-cell>
          <table:table-cell office:value-type="float" office:value="0.211148" calcext:value-type="float">
            <text:p>0.211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8218" calcext:value-type="float">
            <text:p>3.48218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0.315773" calcext:value-type="float">
            <text:p>0.3157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8218" calcext:value-type="float">
            <text:p>3.48218</text:p>
          </table:table-cell>
          <table:table-cell office:value-type="float" office:value="0.173166" calcext:value-type="float">
            <text:p>0.173166</text:p>
          </table:table-cell>
          <table:table-cell office:value-type="float" office:value="0.40448" calcext:value-type="float">
            <text:p>0.40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8218" calcext:value-type="float">
            <text:p>3.48218</text:p>
          </table:table-cell>
          <table:table-cell office:value-type="float" office:value="0.222642" calcext:value-type="float">
            <text:p>0.222642</text:p>
          </table:table-cell>
          <table:table-cell office:value-type="float" office:value="0.485613" calcext:value-type="float">
            <text:p>0.485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8218" calcext:value-type="float">
            <text:p>3.48218</text:p>
          </table:table-cell>
          <table:table-cell office:value-type="float" office:value="0.272118" calcext:value-type="float">
            <text:p>0.272118</text:p>
          </table:table-cell>
          <table:table-cell office:value-type="float" office:value="0.574994" calcext:value-type="float">
            <text:p>0.574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8218" calcext:value-type="float">
            <text:p>3.48218</text:p>
          </table:table-cell>
          <table:table-cell office:value-type="float" office:value="0.321594" calcext:value-type="float">
            <text:p>0.321594</text:p>
          </table:table-cell>
          <table:table-cell office:value-type="float" office:value="0.694496" calcext:value-type="float">
            <text:p>0.6944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8218" calcext:value-type="float">
            <text:p>3.48218</text:p>
          </table:table-cell>
          <table:table-cell office:value-type="float" office:value="0.37107" calcext:value-type="float">
            <text:p>0.37107</text:p>
          </table:table-cell>
          <table:table-cell office:value-type="float" office:value="0.872211" calcext:value-type="float">
            <text:p>0.872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8218" calcext:value-type="float">
            <text:p>3.48218</text:p>
          </table:table-cell>
          <table:table-cell office:value-type="float" office:value="0.420546" calcext:value-type="float">
            <text:p>0.420546</text:p>
          </table:table-cell>
          <table:table-cell office:value-type="float" office:value="1.13707" calcext:value-type="float">
            <text:p>1.13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5004" calcext:value-type="float">
            <text:p>3.75004</text:p>
          </table:table-cell>
          <table:table-cell office:value-type="float" office:value="0.074214" calcext:value-type="float">
            <text:p>0.074214</text:p>
          </table:table-cell>
          <table:table-cell office:value-type="float" office:value="0.236533" calcext:value-type="float">
            <text:p>0.236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5004" calcext:value-type="float">
            <text:p>3.75004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0.359437" calcext:value-type="float">
            <text:p>0.359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5004" calcext:value-type="float">
            <text:p>3.75004</text:p>
          </table:table-cell>
          <table:table-cell office:value-type="float" office:value="0.173166" calcext:value-type="float">
            <text:p>0.173166</text:p>
          </table:table-cell>
          <table:table-cell office:value-type="float" office:value="0.468344" calcext:value-type="float">
            <text:p>0.468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5004" calcext:value-type="float">
            <text:p>3.75004</text:p>
          </table:table-cell>
          <table:table-cell office:value-type="float" office:value="0.222642" calcext:value-type="float">
            <text:p>0.222642</text:p>
          </table:table-cell>
          <table:table-cell office:value-type="float" office:value="0.580376" calcext:value-type="float">
            <text:p>0.5803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5004" calcext:value-type="float">
            <text:p>3.75004</text:p>
          </table:table-cell>
          <table:table-cell office:value-type="float" office:value="0.272118" calcext:value-type="float">
            <text:p>0.272118</text:p>
          </table:table-cell>
          <table:table-cell office:value-type="float" office:value="0.709383" calcext:value-type="float">
            <text:p>0.709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5004" calcext:value-type="float">
            <text:p>3.75004</text:p>
          </table:table-cell>
          <table:table-cell office:value-type="float" office:value="0.321594" calcext:value-type="float">
            <text:p>0.321594</text:p>
          </table:table-cell>
          <table:table-cell office:value-type="float" office:value="0.868475" calcext:value-type="float">
            <text:p>0.868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5004" calcext:value-type="float">
            <text:p>3.75004</text:p>
          </table:table-cell>
          <table:table-cell office:value-type="float" office:value="0.37107" calcext:value-type="float">
            <text:p>0.37107</text:p>
          </table:table-cell>
          <table:table-cell office:value-type="float" office:value="1.1103" calcext:value-type="float">
            <text:p>1.1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5004" calcext:value-type="float">
            <text:p>3.75004</text:p>
          </table:table-cell>
          <table:table-cell office:value-type="float" office:value="0.420546" calcext:value-type="float">
            <text:p>0.420546</text:p>
          </table:table-cell>
          <table:table-cell office:value-type="float" office:value="1.42501" calcext:value-type="float">
            <text:p>1.4250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3979" calcext:value-type="float">
            <text:p>5.3979</text:p>
          </table:table-cell>
          <table:table-cell office:value-type="float" office:value="0.126095" calcext:value-type="float">
            <text:p>0.126095</text:p>
          </table:table-cell>
          <table:table-cell office:value-type="float" office:value="0.381347" calcext:value-type="float">
            <text:p>0.38134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3979" calcext:value-type="float">
            <text:p>5.3979</text:p>
          </table:table-cell>
          <table:table-cell office:value-type="float" office:value="0.176533" calcext:value-type="float">
            <text:p>0.176533</text:p>
          </table:table-cell>
          <table:table-cell office:value-type="float" office:value="0.398901" calcext:value-type="float">
            <text:p>0.39890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3979" calcext:value-type="float">
            <text:p>5.3979</text:p>
          </table:table-cell>
          <table:table-cell office:value-type="float" office:value="0.226971" calcext:value-type="float">
            <text:p>0.226971</text:p>
          </table:table-cell>
          <table:table-cell office:value-type="float" office:value="0.388675" calcext:value-type="float">
            <text:p>0.38867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3979" calcext:value-type="float">
            <text:p>5.3979</text:p>
          </table:table-cell>
          <table:table-cell office:value-type="float" office:value="0.277409" calcext:value-type="float">
            <text:p>0.277409</text:p>
          </table:table-cell>
          <table:table-cell office:value-type="float" office:value="0.351953" calcext:value-type="float">
            <text:p>0.35195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3979" calcext:value-type="float">
            <text:p>5.3979</text:p>
          </table:table-cell>
          <table:table-cell office:value-type="float" office:value="0.327847" calcext:value-type="float">
            <text:p>0.327847</text:p>
          </table:table-cell>
          <table:table-cell office:value-type="float" office:value="0.315766" calcext:value-type="float">
            <text:p>0.31576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3979" calcext:value-type="float">
            <text:p>5.3979</text:p>
          </table:table-cell>
          <table:table-cell office:value-type="float" office:value="0.378285" calcext:value-type="float">
            <text:p>0.378285</text:p>
          </table:table-cell>
          <table:table-cell office:value-type="float" office:value="0.282828" calcext:value-type="float">
            <text:p>0.28282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3979" calcext:value-type="float">
            <text:p>5.3979</text:p>
          </table:table-cell>
          <table:table-cell office:value-type="float" office:value="0.428723" calcext:value-type="float">
            <text:p>0.428723</text:p>
          </table:table-cell>
          <table:table-cell office:value-type="float" office:value="0.315203" calcext:value-type="float">
            <text:p>0.31520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682" calcext:value-type="float">
            <text:p>5.682</text:p>
          </table:table-cell>
          <table:table-cell office:value-type="float" office:value="0.126095" calcext:value-type="float">
            <text:p>0.126095</text:p>
          </table:table-cell>
          <table:table-cell office:value-type="float" office:value="0.42797" calcext:value-type="float">
            <text:p>0.4279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682" calcext:value-type="float">
            <text:p>5.682</text:p>
          </table:table-cell>
          <table:table-cell office:value-type="float" office:value="0.176533" calcext:value-type="float">
            <text:p>0.176533</text:p>
          </table:table-cell>
          <table:table-cell office:value-type="float" office:value="0.470416" calcext:value-type="float">
            <text:p>0.47041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682" calcext:value-type="float">
            <text:p>5.682</text:p>
          </table:table-cell>
          <table:table-cell office:value-type="float" office:value="0.226971" calcext:value-type="float">
            <text:p>0.226971</text:p>
          </table:table-cell>
          <table:table-cell office:value-type="float" office:value="0.493032" calcext:value-type="float">
            <text:p>0.49303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682" calcext:value-type="float">
            <text:p>5.682</text:p>
          </table:table-cell>
          <table:table-cell office:value-type="float" office:value="0.277409" calcext:value-type="float">
            <text:p>0.277409</text:p>
          </table:table-cell>
          <table:table-cell office:value-type="float" office:value="0.494684" calcext:value-type="float">
            <text:p>0.49468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682" calcext:value-type="float">
            <text:p>5.682</text:p>
          </table:table-cell>
          <table:table-cell office:value-type="float" office:value="0.327847" calcext:value-type="float">
            <text:p>0.327847</text:p>
          </table:table-cell>
          <table:table-cell office:value-type="float" office:value="0.479797" calcext:value-type="float">
            <text:p>0.47979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682" calcext:value-type="float">
            <text:p>5.682</text:p>
          </table:table-cell>
          <table:table-cell office:value-type="float" office:value="0.378285" calcext:value-type="float">
            <text:p>0.378285</text:p>
          </table:table-cell>
          <table:table-cell office:value-type="float" office:value="0.520296" calcext:value-type="float">
            <text:p>0.52029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2502" calcext:value-type="float">
            <text:p>6.2502</text:p>
          </table:table-cell>
          <table:table-cell office:value-type="float" office:value="0.126095" calcext:value-type="float">
            <text:p>0.126095</text:p>
          </table:table-cell>
          <table:table-cell office:value-type="float" office:value="0.521708" calcext:value-type="float">
            <text:p>0.52170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2502" calcext:value-type="float">
            <text:p>6.2502</text:p>
          </table:table-cell>
          <table:table-cell office:value-type="float" office:value="0.176533" calcext:value-type="float">
            <text:p>0.176533</text:p>
          </table:table-cell>
          <table:table-cell office:value-type="float" office:value="0.626693" calcext:value-type="float">
            <text:p>0.62669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2502" calcext:value-type="float">
            <text:p>6.2502</text:p>
          </table:table-cell>
          <table:table-cell office:value-type="float" office:value="0.226971" calcext:value-type="float">
            <text:p>0.226971</text:p>
          </table:table-cell>
          <table:table-cell office:value-type="float" office:value="0.709642" calcext:value-type="float">
            <text:p>0.70964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2502" calcext:value-type="float">
            <text:p>6.2502</text:p>
          </table:table-cell>
          <table:table-cell office:value-type="float" office:value="0.277409" calcext:value-type="float">
            <text:p>0.277409</text:p>
          </table:table-cell>
          <table:table-cell office:value-type="float" office:value="0.783839" calcext:value-type="float">
            <text:p>0.78383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2502" calcext:value-type="float">
            <text:p>6.2502</text:p>
          </table:table-cell>
          <table:table-cell office:value-type="float" office:value="0.378285" calcext:value-type="float">
            <text:p>0.378285</text:p>
          </table:table-cell>
          <table:table-cell office:value-type="float" office:value="1.02064" calcext:value-type="float">
            <text:p>1.0206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2502" calcext:value-type="float">
            <text:p>6.2502</text:p>
          </table:table-cell>
          <table:table-cell office:value-type="float" office:value="0.428723" calcext:value-type="float">
            <text:p>0.428723</text:p>
          </table:table-cell>
          <table:table-cell office:value-type="float" office:value="1.27313" calcext:value-type="float">
            <text:p>1.2731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8184" calcext:value-type="float">
            <text:p>6.8184</text:p>
          </table:table-cell>
          <table:table-cell office:value-type="float" office:value="0.126095" calcext:value-type="float">
            <text:p>0.126095</text:p>
          </table:table-cell>
          <table:table-cell office:value-type="float" office:value="0.61927" calcext:value-type="float">
            <text:p>0.6192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8184" calcext:value-type="float">
            <text:p>6.8184</text:p>
          </table:table-cell>
          <table:table-cell office:value-type="float" office:value="0.176533" calcext:value-type="float">
            <text:p>0.176533</text:p>
          </table:table-cell>
          <table:table-cell office:value-type="float" office:value="0.779775" calcext:value-type="float">
            <text:p>0.77977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8184" calcext:value-type="float">
            <text:p>6.8184</text:p>
          </table:table-cell>
          <table:table-cell office:value-type="float" office:value="0.226971" calcext:value-type="float">
            <text:p>0.226971</text:p>
          </table:table-cell>
          <table:table-cell office:value-type="float" office:value="0.921046" calcext:value-type="float">
            <text:p>0.92104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8184" calcext:value-type="float">
            <text:p>6.8184</text:p>
          </table:table-cell>
          <table:table-cell office:value-type="float" office:value="0.277409" calcext:value-type="float">
            <text:p>0.277409</text:p>
          </table:table-cell>
          <table:table-cell office:value-type="float" office:value="1.05573" calcext:value-type="float">
            <text:p>1.0557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8184" calcext:value-type="float">
            <text:p>6.8184</text:p>
          </table:table-cell>
          <table:table-cell office:value-type="float" office:value="0.327847" calcext:value-type="float">
            <text:p>0.327847</text:p>
          </table:table-cell>
          <table:table-cell office:value-type="float" office:value="1.24798" calcext:value-type="float">
            <text:p>1.2479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8184" calcext:value-type="float">
            <text:p>6.8184</text:p>
          </table:table-cell>
          <table:table-cell office:value-type="float" office:value="0.378285" calcext:value-type="float">
            <text:p>0.378285</text:p>
          </table:table-cell>
          <table:table-cell office:value-type="float" office:value="1.54888" calcext:value-type="float">
            <text:p>1.5488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8184" calcext:value-type="float">
            <text:p>6.8184</text:p>
          </table:table-cell>
          <table:table-cell office:value-type="float" office:value="0.428723" calcext:value-type="float">
            <text:p>0.428723</text:p>
          </table:table-cell>
          <table:table-cell office:value-type="float" office:value="1.9362" calcext:value-type="float">
            <text:p>1.936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3866" calcext:value-type="float">
            <text:p>7.3866</text:p>
          </table:table-cell>
          <table:table-cell office:value-type="float" office:value="0.126095" calcext:value-type="float">
            <text:p>0.126095</text:p>
          </table:table-cell>
          <table:table-cell office:value-type="float" office:value="0.715883" calcext:value-type="float">
            <text:p>0.71588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3866" calcext:value-type="float">
            <text:p>7.3866</text:p>
          </table:table-cell>
          <table:table-cell office:value-type="float" office:value="0.176533" calcext:value-type="float">
            <text:p>0.176533</text:p>
          </table:table-cell>
          <table:table-cell office:value-type="float" office:value="0.93093" calcext:value-type="float">
            <text:p>0.9309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3866" calcext:value-type="float">
            <text:p>7.3866</text:p>
          </table:table-cell>
          <table:table-cell office:value-type="float" office:value="0.226971" calcext:value-type="float">
            <text:p>0.226971</text:p>
          </table:table-cell>
          <table:table-cell office:value-type="float" office:value="1.14389" calcext:value-type="float">
            <text:p>1.1438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3866" calcext:value-type="float">
            <text:p>7.3866</text:p>
          </table:table-cell>
          <table:table-cell office:value-type="float" office:value="0.277409" calcext:value-type="float">
            <text:p>0.277409</text:p>
          </table:table-cell>
          <table:table-cell office:value-type="float" office:value="1.36001" calcext:value-type="float">
            <text:p>1.3600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3866" calcext:value-type="float">
            <text:p>7.3866</text:p>
          </table:table-cell>
          <table:table-cell office:value-type="float" office:value="0.327847" calcext:value-type="float">
            <text:p>0.327847</text:p>
          </table:table-cell>
          <table:table-cell office:value-type="float" office:value="1.63466" calcext:value-type="float">
            <text:p>1.6346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3866" calcext:value-type="float">
            <text:p>7.3866</text:p>
          </table:table-cell>
          <table:table-cell office:value-type="float" office:value="0.378285" calcext:value-type="float">
            <text:p>0.378285</text:p>
          </table:table-cell>
          <table:table-cell office:value-type="float" office:value="2.04443" calcext:value-type="float">
            <text:p>2.0444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3866" calcext:value-type="float">
            <text:p>7.3866</text:p>
          </table:table-cell>
          <table:table-cell office:value-type="float" office:value="0.428723" calcext:value-type="float">
            <text:p>0.428723</text:p>
          </table:table-cell>
          <table:table-cell office:value-type="float" office:value="2.56455" calcext:value-type="float">
            <text:p>2.5645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9548" calcext:value-type="float">
            <text:p>7.9548</text:p>
          </table:table-cell>
          <table:table-cell office:value-type="float" office:value="0.126095" calcext:value-type="float">
            <text:p>0.126095</text:p>
          </table:table-cell>
          <table:table-cell office:value-type="float" office:value="0.809295" calcext:value-type="float">
            <text:p>0.80929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9548" calcext:value-type="float">
            <text:p>7.9548</text:p>
          </table:table-cell>
          <table:table-cell office:value-type="float" office:value="0.176533" calcext:value-type="float">
            <text:p>0.176533</text:p>
          </table:table-cell>
          <table:table-cell office:value-type="float" office:value="1.07831" calcext:value-type="float">
            <text:p>1.0783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9548" calcext:value-type="float">
            <text:p>7.9548</text:p>
          </table:table-cell>
          <table:table-cell office:value-type="float" office:value="0.226971" calcext:value-type="float">
            <text:p>0.226971</text:p>
          </table:table-cell>
          <table:table-cell office:value-type="float" office:value="1.35366" calcext:value-type="float">
            <text:p>1.3536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9548" calcext:value-type="float">
            <text:p>7.9548</text:p>
          </table:table-cell>
          <table:table-cell office:value-type="float" office:value="0.277409" calcext:value-type="float">
            <text:p>0.277409</text:p>
          </table:table-cell>
          <table:table-cell office:value-type="float" office:value="1.6586" calcext:value-type="float">
            <text:p>1.658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9548" calcext:value-type="float">
            <text:p>7.9548</text:p>
          </table:table-cell>
          <table:table-cell office:value-type="float" office:value="0.327847" calcext:value-type="float">
            <text:p>0.327847</text:p>
          </table:table-cell>
          <table:table-cell office:value-type="float" office:value="2.05339" calcext:value-type="float">
            <text:p>2.0533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9548" calcext:value-type="float">
            <text:p>7.9548</text:p>
          </table:table-cell>
          <table:table-cell office:value-type="float" office:value="0.378285" calcext:value-type="float">
            <text:p>0.378285</text:p>
          </table:table-cell>
          <table:table-cell office:value-type="float" office:value="2.55082" calcext:value-type="float">
            <text:p>2.5508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9548" calcext:value-type="float">
            <text:p>7.9548</text:p>
          </table:table-cell>
          <table:table-cell office:value-type="float" office:value="0.428723" calcext:value-type="float">
            <text:p>0.428723</text:p>
          </table:table-cell>
          <table:table-cell office:value-type="float" office:value="3.22859" calcext:value-type="float">
            <text:p>3.22859</text:p>
          </table:table-cell>
        </table:table-row>
        <table:table-row table:style-name="ro1" table:number-rows-repeated="37">
          <table:table-cell table:number-columns-repeated="4"/>
        </table:table-row>
        <table:table-row table:style-name="ro1" table:number-rows-repeated="21">
          <table:table-cell table:style-name="ce1" table:number-columns-repeated="3"/>
          <table:table-cell/>
        </table:table-row>
        <table:table-row table:style-name="ro1" table:number-rows-repeated="98">
          <table:table-cell table:number-columns-repeated="4"/>
        </table:table-row>
        <table:table-row table:style-name="ro1" table:number-rows-repeated="6">
          <table:table-cell table:style-name="ce1" table:number-columns-repeated="3"/>
          <table:table-cell/>
        </table:table-row>
        <table:table-row table:style-name="ro1">
          <table:table-cell table:style-name="ce1" table:number-columns-repeated="3"/>
          <table:table-cell/>
        </table:table-row>
      </table:table>
      <table:named-expressions/>
      <table:database-ranges>
        <table:database-range table:name="__Anonymous_Sheet_DB__0" table:target-range-address="Sheet1.A1:Sheet1.D39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4" loext:min-decimal-places="4" number:min-integer-digits="1"/>
    </number:number-style>
    <number:number-style style:name="N161">
      <number:number number:decimal-places="1" loext:min-decimal-places="1" number:min-integer-digits="1"/>
    </number:number-style>
    <number:number-style style:name="N162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 style:data-style-name="N2" text:time-value="11:07:36.815537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1T00:18:50.004215807</meta:creation-date>
    <dc:date>2023-08-22T11:07:51.514059222</dc:date>
    <meta:editing-duration>PT1H3M41S</meta:editing-duration>
    <meta:editing-cycles>85</meta:editing-cycles>
    <meta:generator>LibreOffice/6.4.7.2$Linux_X86_64 LibreOffice_project/40$Build-2</meta:generator>
    <meta:document-statistic meta:table-count="1" meta:cell-count="888" meta:object-count="0"/>
  </office:meta>
</office:document-meta>
</file>